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16.559cm" style:page-number="auto" table:align="center" style:writing-mode="lr-tb"/>
    </style:style>
    <style:style style:name="Table1.A" style:family="table-column">
      <style:table-column-properties style:column-width="3.223cm"/>
    </style:style>
    <style:style style:name="Table1.B" style:family="table-column">
      <style:table-column-properties style:column-width="0.908cm"/>
    </style:style>
    <style:style style:name="Table1.C" style:family="table-column">
      <style:table-column-properties style:column-width="3.336cm"/>
    </style:style>
    <style:style style:name="Table1.D" style:family="table-column">
      <style:table-column-properties style:column-width="3.845cm"/>
    </style:style>
    <style:style style:name="Table1.E" style:family="table-column">
      <style:table-column-properties style:column-width="5.198cm"/>
    </style:style>
    <style:style style:name="Table1.1" style:family="table-row">
      <style:table-row-properties style:min-row-height="1.016cm" fo:keep-together="auto"/>
    </style:style>
    <style:style style:name="Table1.A1" style:family="table-cell">
      <style:table-cell-properties style:vertical-align="middle" fo:padding-left="0cm" fo:padding-right="0.152cm" fo:padding-top="0.025cm" fo:padding-bottom="0.025cm" fo:border="none" style:writing-mode="lr-tb"/>
    </style:style>
    <style:style style:name="Table1.2" style:family="table-row">
      <style:table-row-properties style:min-row-height="0.483cm" fo:keep-together="auto"/>
    </style:style>
    <style:style style:name="Table1.3" style:family="table-row">
      <style:table-row-properties style:min-row-height="0.404cm" fo:keep-together="auto"/>
    </style:style>
    <style:style style:name="Table1.4" style:family="table-row">
      <style:table-row-properties style:min-row-height="0.635cm" fo:keep-together="auto"/>
    </style:style>
    <style:style style:name="Table1.A4" style:family="table-cell">
      <style:table-cell-properties style:vertical-align="middle" fo:background-color="#f3f3f3" fo:padding-left="0.152cm" fo:padding-right="0.152cm" fo:padding-top="0.025cm" fo:padding-bottom="0.025cm" fo:border-left="0.5pt solid #c0c0c0" fo:border-right="none" fo:border-top="1.5pt solid #808080" fo:border-bottom="0.5pt solid #c0c0c0" style:writing-mode="lr-tb">
        <style:background-image/>
      </style:table-cell-properties>
    </style:style>
    <style:style style:name="Table1.B4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808080" fo:border-bottom="0.5pt solid #c0c0c0" style:writing-mode="lr-tb"/>
    </style:style>
    <style:style style:name="Table1.A5" style:family="table-cell">
      <style:table-cell-properties style:vertical-align="middle" fo:background-color="#f3f3f3" fo:padding-left="0.152cm" fo:padding-right="0.152cm" fo:padding-top="0.025cm" fo:padding-bottom="0.025cm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1.B5" style:family="table-cell">
      <style:table-cell-properties style:vertical-align="middle" fo:padding-left="0.152cm" fo:padding-right="0.152cm" fo:padding-top="0.025cm" fo:padding-bottom="0.025cm" fo:border="0.5pt solid #c0c0c0" style:writing-mode="lr-tb"/>
    </style:style>
    <style:style style:name="Table1.B6" style:family="table-cell">
      <style:table-cell-properties style:vertical-align="middle" fo:padding-left="0.152cm" fo:padding-right="0.152cm" fo:padding-top="0.025cm" fo:padding-bottom="0.025cm" fo:border="0.5pt solid #c0c0c0" style:writing-mode="lr-tb"/>
    </style:style>
    <style:style style:name="Table1.B7" style:family="table-cell">
      <style:table-cell-properties style:vertical-align="middle" fo:padding-left="0.152cm" fo:padding-right="0.152cm" fo:padding-top="0.025cm" fo:padding-bottom="0.025cm" fo:border="0.5pt solid #c0c0c0" style:writing-mode="lr-tb"/>
    </style:style>
    <style:style style:name="Table1.B8" style:family="table-cell">
      <style:table-cell-properties style:vertical-align="middle" fo:padding-left="0.152cm" fo:padding-right="0.152cm" fo:padding-top="0.025cm" fo:padding-bottom="0.025cm" fo:border="0.5pt solid #c0c0c0" style:writing-mode="lr-tb"/>
    </style:style>
    <style:style style:name="Table1.9" style:family="table-row">
      <style:table-row-properties style:min-row-height="0.762cm" fo:keep-together="auto"/>
    </style:style>
    <style:style style:name="Table1.A9" style:family="table-cell">
      <style:table-cell-properties style:vertical-align="middle" fo:padding-left="0.152cm" fo:padding-right="0.152cm" fo:padding-top="0.025cm" fo:padding-bottom="0.025cm" fo:border-left="none" fo:border-right="none" fo:border-top="0.5pt solid #c0c0c0" fo:border-bottom="none" style:writing-mode="lr-tb"/>
    </style:style>
    <style:style style:name="Table1.A11" style:family="table-cell">
      <style:table-cell-properties style:vertical-align="middle" fo:padding-left="0cm" fo:padding-right="0.152cm" fo:padding-top="0.025cm" fo:padding-bottom="0.025cm" fo:border-left="none" fo:border-right="none" fo:border-top="none" fo:border-bottom="1.5pt solid #808080" style:writing-mode="lr-tb"/>
    </style:style>
    <style:style style:name="Table1.C11" style:family="table-cell">
      <style:table-cell-properties style:vertical-align="middle" fo:padding-left="0cm" fo:padding-right="0.152cm" fo:padding-top="0.025cm" fo:padding-bottom="0.025cm" fo:border-left="none" fo:border-right="none" fo:border-top="none" fo:border-bottom="1.5pt solid #808080" style:writing-mode="lr-tb"/>
    </style:style>
    <style:style style:name="Table1.E11" style:family="table-cell">
      <style:table-cell-properties style:vertical-align="middle" fo:padding-left="0cm" fo:padding-right="0.152cm" fo:padding-top="0.025cm" fo:padding-bottom="0.025cm" fo:border-left="none" fo:border-right="none" fo:border-top="none" fo:border-bottom="1.5pt solid #808080" style:writing-mode="lr-tb"/>
    </style:style>
    <style:style style:name="Table1.B12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808080" fo:border-bottom="0.5pt solid #c0c0c0" style:writing-mode="lr-tb"/>
    </style:style>
    <style:style style:name="Table1.A13" style:family="table-cell">
      <style:table-cell-properties style:vertical-align="middle" fo:padding-left="0.152cm" fo:padding-right="0.152cm" fo:padding-top="0.025cm" fo:padding-bottom="0.025cm" fo:border="0.5pt solid #c0c0c0" style:writing-mode="lr-tb"/>
    </style:style>
    <style:style style:name="Table1.A14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none" fo:border-bottom="0.5pt solid #c0c0c0" style:writing-mode="lr-tb"/>
    </style:style>
    <style:style style:name="Table1.A15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0.5pt solid #c0c0c0" fo:border-bottom="1.5pt solid #808080" style:writing-mode="lr-tb"/>
    </style:style>
    <style:style style:name="Table1.B16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808080" fo:border-bottom="0.5pt solid #c0c0c0" style:writing-mode="lr-tb"/>
    </style:style>
    <style:style style:name="Table1.A17" style:family="table-cell">
      <style:table-cell-properties style:vertical-align="middle" fo:padding-left="0.152cm" fo:padding-right="0.152cm" fo:padding-top="0.025cm" fo:padding-bottom="0.025cm" fo:border="0.5pt solid #c0c0c0" style:writing-mode="lr-tb"/>
    </style:style>
    <style:style style:name="Table1.A18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none" fo:border-bottom="0.5pt solid #c0c0c0" style:writing-mode="lr-tb"/>
    </style:style>
    <style:style style:name="Table1.A19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0.5pt solid #c0c0c0" fo:border-bottom="1.5pt solid #808080" style:writing-mode="lr-tb"/>
    </style:style>
    <style:style style:name="Table1.F20" style:family="table-cell">
      <style:table-cell-properties style:vertical-align="middle" fo:background-color="#f3f3f3" fo:padding-left="0.152cm" fo:padding-right="0.152cm" fo:padding-top="0.025cm" fo:padding-bottom="0.025cm" fo:border-left="0.5pt solid #c0c0c0" fo:border-right="0.5pt solid #c0c0c0" fo:border-top="1.5pt solid #808080" fo:border-bottom="0.5pt solid #c0c0c0" style:writing-mode="lr-tb">
        <style:background-image/>
      </style:table-cell-properties>
    </style:style>
    <style:style style:name="Table1.A21" style:family="table-cell">
      <style:table-cell-properties style:vertical-align="middle" fo:padding-left="0.152cm" fo:padding-right="0.152cm" fo:padding-top="0.025cm" fo:padding-bottom="0.025cm" fo:border-left="0.5pt solid #c0c0c0" fo:border-right="none" fo:border-top="0.5pt solid #c0c0c0" fo:border-bottom="0.5pt solid #c0c0c0" style:writing-mode="lr-tb"/>
    </style:style>
    <style:style style:name="Table1.E21" style:family="table-cell">
      <style:table-cell-properties style:vertical-align="middle" fo:padding-left="0.152cm" fo:padding-right="0.152cm" fo:padding-top="0.025cm" fo:padding-bottom="0.025cm" fo:border-left="0.5pt solid #c0c0c0" fo:border-right="none" fo:border-top="0.5pt solid #c0c0c0" fo:border-bottom="0.5pt solid #c0c0c0" style:writing-mode="lr-tb"/>
    </style:style>
    <style:style style:name="Table1.F21" style:family="table-cell">
      <style:table-cell-properties style:vertical-align="middle" fo:padding-left="0.152cm" fo:padding-right="0.152cm" fo:padding-top="0.025cm" fo:padding-bottom="0.025cm" fo:border="0.5pt solid #c0c0c0" style:writing-mode="lr-tb"/>
    </style:style>
    <style:style style:name="Table1.22" style:family="table-row">
      <style:table-row-properties style:row-height="0.203cm" fo:keep-together="auto"/>
    </style:style>
    <style:style style:name="Table1.A22" style:family="table-cell">
      <style:table-cell-properties style:vertical-align="middle" fo:padding-left="0.152cm" fo:padding-right="0.152cm" fo:padding-top="0.025cm" fo:padding-bottom="0.025cm" fo:border-left="none" fo:border-right="none" fo:border-top="0.5pt solid #c0c0c0" fo:border-bottom="none" style:writing-mode="lr-tb"/>
    </style:style>
    <style:style style:name="Table1.A23" style:family="table-cell">
      <style:table-cell-properties style:vertical-align="middle" fo:padding-left="0.152cm" fo:padding-right="0.152cm" fo:padding-top="0.025cm" fo:padding-bottom="0.025cm" fo:border="none" style:writing-mode="lr-tb"/>
    </style:style>
    <style:style style:name="Table1.B25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808080" fo:border-bottom="0.5pt solid #c0c0c0" style:writing-mode="lr-tb"/>
    </style:style>
    <style:style style:name="Table1.A26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0.5pt solid #c0c0c0" fo:border-bottom="1.5pt solid #808080" style:writing-mode="lr-tb"/>
    </style:style>
    <style:style style:name="Table1.A27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none" fo:border-bottom="1.5pt solid #808080" style:writing-mode="lr-tb"/>
    </style:style>
    <style:style style:name="Table1.B28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808080" fo:border-bottom="0.5pt solid #c0c0c0" style:writing-mode="lr-tb"/>
    </style:style>
    <style:style style:name="Table1.A29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0.5pt solid #c0c0c0" fo:border-bottom="1.5pt solid #808080" style:writing-mode="lr-tb"/>
    </style:style>
    <style:style style:name="Table1.A31" style:family="table-cell">
      <style:table-cell-properties style:vertical-align="middle" fo:padding-left="0.152cm" fo:padding-right="0.152cm" fo:padding-top="0.025cm" fo:padding-bottom="0.025cm" fo:border-left="0.5pt solid #c0c0c0" fo:border-right="none" fo:border-top="0.5pt solid #c0c0c0" fo:border-bottom="0.5pt solid #c0c0c0" style:writing-mode="lr-tb"/>
    </style:style>
    <style:style style:name="Table1.E31" style:family="table-cell">
      <style:table-cell-properties style:vertical-align="middle" fo:padding-left="0.152cm" fo:padding-right="0.152cm" fo:padding-top="0.025cm" fo:padding-bottom="0.025cm" fo:border-left="0.5pt solid #c0c0c0" fo:border-right="none" fo:border-top="0.5pt solid #c0c0c0" fo:border-bottom="0.5pt solid #c0c0c0" style:writing-mode="lr-tb"/>
    </style:style>
    <style:style style:name="Table1.F31" style:family="table-cell">
      <style:table-cell-properties style:vertical-align="middle" fo:padding-left="0.152cm" fo:padding-right="0.152cm" fo:padding-top="0.025cm" fo:padding-bottom="0.025cm" fo:border="0.5pt solid #c0c0c0" style:writing-mode="lr-tb"/>
    </style:style>
    <style:style style:name="Table1.A32" style:family="table-cell">
      <style:table-cell-properties style:vertical-align="middle" fo:padding-left="0.152cm" fo:padding-right="0.152cm" fo:padding-top="0.025cm" fo:padding-bottom="0.025cm" fo:border-left="0.5pt solid #c0c0c0" fo:border-right="none" fo:border-top="none" fo:border-bottom="0.5pt solid #c0c0c0" style:writing-mode="lr-tb"/>
    </style:style>
    <style:style style:name="Table1.E32" style:family="table-cell">
      <style:table-cell-properties style:vertical-align="middle" fo:padding-left="0.152cm" fo:padding-right="0.152cm" fo:padding-top="0.025cm" fo:padding-bottom="0.025cm" fo:border-left="0.5pt solid #c0c0c0" fo:border-right="none" fo:border-top="none" fo:border-bottom="0.5pt solid #c0c0c0" style:writing-mode="lr-tb"/>
    </style:style>
    <style:style style:name="Table1.F32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none" fo:border-bottom="0.5pt solid #c0c0c0" style:writing-mode="lr-tb"/>
    </style:style>
    <style:style style:name="Table1.A33" style:family="table-cell">
      <style:table-cell-properties style:vertical-align="middle" fo:padding-left="0.152cm" fo:padding-right="0.152cm" fo:padding-top="0.025cm" fo:padding-bottom="0.025cm" fo:border-left="0.5pt solid #c0c0c0" fo:border-right="none" fo:border-top="none" fo:border-bottom="0.5pt solid #c0c0c0" style:writing-mode="lr-tb"/>
    </style:style>
    <style:style style:name="Table1.E33" style:family="table-cell">
      <style:table-cell-properties style:vertical-align="middle" fo:padding-left="0.152cm" fo:padding-right="0.152cm" fo:padding-top="0.025cm" fo:padding-bottom="0.025cm" fo:border-left="0.5pt solid #c0c0c0" fo:border-right="none" fo:border-top="none" fo:border-bottom="0.5pt solid #c0c0c0" style:writing-mode="lr-tb"/>
    </style:style>
    <style:style style:name="Table1.F33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none" fo:border-bottom="1.5pt solid #808080" style:writing-mode="lr-tb"/>
    </style:style>
    <style:style style:name="Table1.A34" style:family="table-cell">
      <style:table-cell-properties style:vertical-align="middle" fo:padding-left="0.152cm" fo:padding-right="0.152cm" fo:padding-top="0.025cm" fo:padding-bottom="0.025cm" fo:border-left="none" fo:border-right="none" fo:border-top="0.5pt solid #c0c0c0" fo:border-bottom="none" style:writing-mode="lr-tb"/>
    </style:style>
    <style:style style:name="Table1.E34" style:family="table-cell">
      <style:table-cell-properties style:vertical-align="middle" fo:padding-left="0.152cm" fo:padding-right="0.152cm" fo:padding-top="0.025cm" fo:padding-bottom="0.025cm" fo:border-left="none" fo:border-right="none" fo:border-top="0.5pt solid #c0c0c0" fo:border-bottom="none" style:writing-mode="lr-tb"/>
    </style:style>
    <style:style style:name="Table1.F34" style:family="table-cell">
      <style:table-cell-properties style:vertical-align="middle" fo:padding-left="0.152cm" fo:padding-right="0.152cm" fo:padding-top="0.025cm" fo:padding-bottom="0.025cm" fo:border-left="none" fo:border-right="none" fo:border-top="0.5pt solid #c0c0c0" fo:border-bottom="none" style:writing-mode="lr-tb"/>
    </style:style>
    <style:style style:name="P1" style:family="paragraph" style:parent-style-name="Standard">
      <style:paragraph-properties style:snap-to-layout-grid="false"/>
      <style:text-properties fo:text-transform="uppercase" fo:color="#999999"/>
    </style:style>
    <style:style style:name="P2" style:family="paragraph" style:parent-style-name="Standard">
      <style:paragraph-properties style:snap-to-layout-grid="false"/>
      <style:text-properties fo:text-transform="uppercase" fo:color="#808080" fo:font-size="7pt" fo:font-weight="bold" style:font-size-asian="7pt" style:font-weight-asian="bold" style:font-size-complex="8pt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officeooo:rsid="000294cd" officeooo:paragraph-rsid="000294cd"/>
    </style:style>
    <style:style style:name="P5" style:family="paragraph" style:parent-style-name="Standard">
      <style:paragraph-properties style:snap-to-layout-grid="false"/>
      <style:text-properties officeooo:rsid="00047a8d" officeooo:paragraph-rsid="00047a8d"/>
    </style:style>
    <style:style style:name="P6" style:family="paragraph" style:parent-style-name="Heading_20_2">
      <style:text-properties officeooo:rsid="000294cd" officeooo:paragraph-rsid="000294cd"/>
    </style:style>
    <style:style style:name="P7" style:family="paragraph" style:parent-style-name="Heading_20_3">
      <style:text-properties officeooo:rsid="000294cd" officeooo:paragraph-rsid="000294cd"/>
    </style:style>
    <style:style style:name="P8" style:family="paragraph" style:parent-style-name="Heading_20_4">
      <style:text-properties officeooo:rsid="000294cd" officeooo:paragraph-rsid="000294cd"/>
    </style:style>
    <style:style style:name="P9" style:family="paragraph" style:parent-style-name="Heading_20_5">
      <style:text-properties officeooo:rsid="000294cd" officeooo:paragraph-rsid="000294cd"/>
    </style:style>
    <style:style style:name="T1" style:family="text">
      <style:text-properties officeooo:rsid="000294cd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47a8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h text:style-name="Heading_20_1" text:outline-level="1">Meeting <text:span text:style-name="T1">6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h text:style-name="P7" text:outline-level="3">50 min</text:h>
          </table:table-cell>
          <table:covered-table-cell/>
          <table:table-cell table:style-name="Table1.A1" office:value-type="string">
            <text:h text:style-name="P8" text:outline-level="4">18<text:span text:style-name="T2">th</text:span> september</text:h>
          </table:table-cell>
          <table:table-cell table:style-name="Table1.A1" office:value-type="string">
            <text:h text:style-name="P8" text:outline-level="4">7:00 P.m.</text:h>
          </table:table-cell>
          <table:table-cell table:style-name="Table1.A1" office:value-type="string">
            <text:h text:style-name="P9" text:outline-level="5">Cie Office</text:h>
          </table:table-cell>
        </table:table-row>
        <table:table-row table:style-name="Table1.3"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All_20_Caps_20_Heading">Meeting called by</text:p>
          </table:table-cell>
          <table:table-cell table:style-name="Table1.B4" table:number-columns-spanned="4" office:value-type="string">
            <text:p text:style-name="P4">Client ( Mr. Amit Aggarwal )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5" office:value-type="string">
            <text:p text:style-name="All_20_Caps_20_Heading">Facilitator</text:p>
          </table:table-cell>
          <table:table-cell table:style-name="Table1.B5" table:number-columns-spanned="4" office:value-type="string">
            <text:p text:style-name="P4">Aryaman Gupta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5" office:value-type="string">
            <text:p text:style-name="All_20_Caps_20_Heading">Note taker</text:p>
          </table:table-cell>
          <table:table-cell table:style-name="Table1.B6" table:number-columns-spanned="4" office:value-type="string">
            <text:p text:style-name="P4">Shikha Jain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5" office:value-type="string">
            <text:p text:style-name="All_20_Caps_20_Heading">Timekeeper</text:p>
          </table:table-cell>
          <table:table-cell table:style-name="Table1.B7" table:number-columns-spanned="4" office:value-type="string">
            <text:p text:style-name="P4">Shikha Jain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5" office:value-type="string">
            <text:p text:style-name="All_20_Caps_20_Heading">Attendees</text:p>
          </table:table-cell>
          <table:table-cell table:style-name="Table1.B8" table:number-columns-spanned="4" office:value-type="string">
            <text:p text:style-name="P4">Vatika Harlalka, Shikha Jain, Aryaman Gupta , Abhijeet Kumar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9" table:number-columns-spanned="5" office:value-type="string">
            <text:p text:style-name="P3"/>
            <text:p text:style-name="P3"/>
            <text:p text:style-name="P3"/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5" office:value-type="string">
            <text:h text:style-name="P6" text:outline-level="2">Database design and Yii </text:h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1" table:number-columns-spanned="2" office:value-type="string">
            <text:h text:style-name="P8" text:outline-level="4">35 min</text:h>
          </table:table-cell>
          <table:covered-table-cell/>
          <table:table-cell table:style-name="Table1.C11" table:number-columns-spanned="2" office:value-type="string">
            <text:h text:style-name="P8" text:outline-level="4">Database design</text:h>
          </table:table-cell>
          <table:covered-table-cell/>
          <table:table-cell table:style-name="Table1.E11" office:value-type="string">
            <text:h text:style-name="P9" text:outline-level="5">client</text:h>
          </table:table-cell>
        </table:table-row>
        <table:table-row table:style-name="Table1.4">
          <table:table-cell table:style-name="Table1.A4" office:value-type="string">
            <text:p text:style-name="All_20_Caps_20_Heading"><text:bookmark text:name="MinuteDiscussion"/>Discussion</text:p>
          </table:table-cell>
          <table:table-cell table:style-name="Table1.B12" table:number-columns-spanned="4" office:value-type="string">
            <text:p text:style-name="P4">Modified database design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3" table:number-columns-spanned="5" office:value-type="string">
            <text:p text:style-name="P4">Applications and users table found to be <text:s/>redundant.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4" table:number-columns-spanned="5" office:value-type="string">
            <text:p text:style-name="P4">Versions feature added for application.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5" table:number-columns-spanned="5" office:value-type="string">
            <text:p text:style-name="P4">Role based features added rather than entity based.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All_20_Caps_20_Heading"><text:bookmark text:name="MinuteConclusion"/>Conclusions</text:p>
          </table:table-cell>
          <table:table-cell table:style-name="Table1.B16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7" table:number-columns-spanned="5" office:value-type="string">
            <text:p text:style-name="P4">Admin, Developer ,Analyst and Users table to be merged into one.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8" table:number-columns-spanned="5" office:value-type="string">
            <text:p text:style-name="P5">Role based features sorted .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9" table:number-columns-spanned="5" office:value-type="string">
            <text:p text:style-name="P4">All tables modified and few new tables added.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4" office:value-type="string">
            <text:p text:style-name="All_20_Caps_20_Heading"><text:bookmark text:name="MinuteActionItems"/>Action items</text:p>
          </table:table-cell>
          <table:covered-table-cell/>
          <table:covered-table-cell/>
          <table:covered-table-cell/>
          <table:table-cell table:style-name="Table1.A4" office:value-type="string">
            <text:p text:style-name="All_20_Caps_20_Heading"><text:bookmark text:name="MinutePersonResponsible"/>Person responsible</text:p>
          </table:table-cell>
          <table:table-cell table:style-name="Table1.F20" office:value-type="string">
            <text:p text:style-name="All_20_Caps_20_Heading"/>
          </table:table-cell>
        </table:table-row>
        <table:table-row table:style-name="Table1.4">
          <table:table-cell table:style-name="Table1.A21" table:number-columns-spanned="4" office:value-type="string">
            <text:p text:style-name="P4">Modify database </text:p>
          </table:table-cell>
          <table:covered-table-cell/>
          <table:covered-table-cell/>
          <table:covered-table-cell/>
          <table:table-cell table:style-name="Table1.E21" office:value-type="string">
            <text:p text:style-name="P4">Shikha Jain, Vatika Harlalka</text:p>
          </table:table-cell>
          <table:table-cell table:style-name="Table1.F21" office:value-type="string">
            <text:p text:style-name="P4"/>
          </table:table-cell>
        </table:table-row>
        <table:table-row table:style-name="Table1.22">
          <table:table-cell table:style-name="Table1.A22" table:number-columns-spanned="5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.22">
          <table:table-cell table:style-name="Table1.A2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2" office:value-type="string">
            <text:h text:style-name="P8" text:outline-level="4">15 min</text:h>
          </table:table-cell>
          <table:covered-table-cell/>
          <table:table-cell table:style-name="Table1.A1" table:number-columns-spanned="2" office:value-type="string">
            <text:h text:style-name="P8" text:outline-level="4">Admin Crud</text:h>
          </table:table-cell>
          <table:covered-table-cell/>
          <table:table-cell table:style-name="Table1.A1" office:value-type="string">
            <text:h text:style-name="P9" text:outline-level="5">client</text:h>
          </table:table-cell>
        </table:table-row>
        <table:table-row table:style-name="Table1.4">
          <table:table-cell table:style-name="Table1.A4" office:value-type="string">
            <text:p text:style-name="All_20_Caps_20_Heading">Discussion</text:p>
          </table:table-cell>
          <table:table-cell table:style-name="Table1.B25" table:number-columns-spanned="4" office:value-type="string">
            <text:p text:style-name="P4"><text:span text:style-name="T4">Basic</text:span> <text:span text:style-name="T4">CRUD on</text:span> <text:span text:style-name="T4">all users</text:span> and their implementation. 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26" table:number-columns-spanned="5" office:value-type="string">
            <text:p text:style-name="P5">Changes to be made in login and registration.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27" table:number-columns-spanned="5" office:value-type="string">
            <text:p text:style-name="P5">Understand Yii and create crud operation on all users.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All_20_Caps_20_Heading">Conclusions</text:p>
          </table:table-cell>
          <table:table-cell table:style-name="Table1.B28" table:number-columns-spanned="4" office:value-type="string">
            <text:p text:style-name="P5">Basic functionalities of all users clarified.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29" table:number-columns-spanned="5" office:value-type="string">
            <text:p text:style-name="P5">Registration can be made only by admin ( Create users).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4" office:value-type="string">
            <text:p text:style-name="All_20_Caps_20_Heading">Action items</text:p>
          </table:table-cell>
          <table:covered-table-cell/>
          <table:covered-table-cell/>
          <table:covered-table-cell/>
          <table:table-cell table:style-name="Table1.A4" office:value-type="string">
            <text:p text:style-name="All_20_Caps_20_Heading">Person responsible</text:p>
          </table:table-cell>
          <table:table-cell table:style-name="Table1.F20" office:value-type="string">
            <text:p text:style-name="All_20_Caps_20_Heading"/>
          </table:table-cell>
        </table:table-row>
        <table:table-row table:style-name="Table1.4">
          <table:table-cell table:style-name="Table1.A31" table:number-columns-spanned="4" office:value-type="string">
            <text:p text:style-name="P5">Change Registration and login pages accordingly</text:p>
          </table:table-cell>
          <table:covered-table-cell/>
          <table:covered-table-cell/>
          <table:covered-table-cell/>
          <table:table-cell table:style-name="Table1.E31" office:value-type="string">
            <text:p text:style-name="P5">Aryaman Gupta, Abhijeet Kumar</text:p>
          </table:table-cell>
          <table:table-cell table:style-name="Table1.F31" office:value-type="string">
            <text:p text:style-name="P5"/>
          </table:table-cell>
        </table:table-row>
        <table:table-row table:style-name="Table1.4">
          <table:table-cell table:style-name="Table1.A32" table:number-columns-spanned="4" office:value-type="string">
            <text:p text:style-name="P5">Understand and use RBAC on users.</text:p>
          </table:table-cell>
          <table:covered-table-cell/>
          <table:covered-table-cell/>
          <table:covered-table-cell/>
          <table:table-cell table:style-name="Table1.E32" office:value-type="string">
            <text:p text:style-name="P5">All</text:p>
          </table:table-cell>
          <table:table-cell table:style-name="Table1.F32" office:value-type="string">
            <text:p text:style-name="P5"/>
          </table:table-cell>
        </table:table-row>
        <table:table-row table:style-name="Table1.4">
          <table:table-cell table:style-name="Table1.A33" table:number-columns-spanned="4" office:value-type="string">
            <text:p text:style-name="P5">Understand Yii and create crud operation on all users.</text:p>
          </table:table-cell>
          <table:covered-table-cell/>
          <table:covered-table-cell/>
          <table:covered-table-cell/>
          <table:table-cell table:style-name="Table1.E33" office:value-type="string">
            <text:p text:style-name="P5">All</text:p>
          </table:table-cell>
          <table:table-cell table:style-name="Table1.F33" office:value-type="string">
            <text:p text:style-name="P5"/>
          </table:table-cell>
        </table:table-row>
        <table:table-row table:style-name="Table1.22">
          <table:table-cell table:style-name="Table1.A34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1.E34" office:value-type="string">
            <text:p text:style-name="P3"/>
          </table:table-cell>
          <table:table-cell table:style-name="Table1.F34" office:value-type="string">
            <text:p text:style-name="P3"/>
          </table:table-cell>
        </table:table-row>
      </table:table>
      <text:h text:style-name="Heading_20_2" text:outline-level="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family="Tahoma" style:font-family-generic="swiss" style:font-pitch="variable" fo:font-size="8pt" fo:letter-spacing="0.007cm" fo:language="en" fo:country="US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9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text-properties fo:font-size="20pt" style:font-size-asian="20pt" style:font-size-complex="20pt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2pt" style:font-size-asian="12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text-transform="uppercase" fo:color="#999999" fo:font-size="16pt" style:font-size-asian="16pt"/>
    </style:style>
    <style:style style:name="Heading_20_4" style:display-name="Heading 4" style:family="paragraph" style:parent-style-name="Standard" style:next-style-name="Standard" style:default-outline-level="4" style:class="text">
      <style:text-properties fo:text-transform="uppercase" style:font-size-complex="8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end" style:justify-single-word="false"/>
      <style:text-properties fo:text-transform="uppercase" style:font-size-complex="8pt"/>
    </style:style>
    <style:style style:name="All_20_Caps_20_Heading" style:display-name="All Caps Heading" style:family="paragraph" style:parent-style-name="Standard">
      <style:text-properties fo:text-transform="uppercase" fo:color="#808080" fo:font-size="7pt" fo:font-weight="bold" style:font-size-asian="7pt" style:font-weight-asian="bold" style:font-size-complex="8pt"/>
    </style:style>
    <style:style style:name="Balloon_20_Text" style:display-name="Balloon Text" style:family="paragraph" style:parent-style-name="Standard">
      <style:text-properties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778cm" fo:margin-right="1.77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01:02:44.511089212</meta:creation-date>
    <dc:date>2014-10-06T01:31:50.595632772</dc:date>
    <meta:print-date>2004-01-21T12:22:00</meta:print-date>
    <meta:editing-cycles>10</meta:editing-cycles>
    <meta:editing-duration>PT4H47M15S</meta:editing-duration>
    <meta:document-statistic meta:table-count="1" meta:image-count="0" meta:object-count="0" meta:page-count="1" meta:paragraph-count="50" meta:word-count="187" meta:character-count="1168" meta:non-whitespace-character-count="1027"/>
    <meta:generator>LibreOffice/4.2.6.3$Linux_X86_64 LibreOffice_project/420m0$Build-3</meta:generator>
  </office:meta>
</office:document-meta>
</file>